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5a48" officeooo:paragraph-rsid="001f5a48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 officeooo:paragraph-rsid="00209f29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 officeooo:paragraph-rsid="00209f29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pple-system" fo:font-weight="normal"/>
    </style:style>
    <style:style style:name="T1" style:family="text">
      <style:text-properties fo:font-variant="normal" fo:text-transform="none" fo:color="#373a3c" fo:font-size="11.25pt" fo:letter-spacing="normal" fo:font-style="normal"/>
    </style:style>
    <style:style style:name="T2" style:family="text">
      <style:text-properties fo:font-variant="normal" fo:text-transform="none" fo:color="#373a3c" fo:font-size="11.25pt" fo:letter-spacing="normal" fo:font-style="normal" fo:font-weight="bold"/>
    </style:style>
    <style:style style:name="T3" style:family="text">
      <style:text-properties fo:font-variant="normal" fo:text-transform="none" fo:color="#373a3c" style:font-name="apple-system" fo:font-size="11.25pt" fo:letter-spacing="normal" fo:font-style="normal" fo:font-weight="bold"/>
    </style:style>
    <style:style style:name="T4" style:family="text">
      <style:text-properties officeooo:rsid="0020795f"/>
    </style:style>
    <style:style style:name="T5" style:family="text">
      <style:text-properties officeooo:rsid="00209f29"/>
    </style:style>
    <style:style style:name="T6" style:family="text">
      <style:text-properties officeooo:rsid="002297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3">Tutorial 2) Gestión de Proyecto Java en Netbeans con Git y GitHub</text:span></text:span><text:span text:style-name="Strong_20_Emphasis"><text:span text:style-name="T2">.</text:span></text:span></text:p>
      <text:p text:style-name="P6"><text:bookmark text:name="yui_3_17_2_1_1558021509315_53"/>- Abre un proyecto Java en Netbeans e inicia Git para el proyecto.</text:p>
      <text:p text:style-name="P6"><text:bookmark text:name="yui_3_17_2_1_1558021509315_54"/>- Añade un commit inicial de todos los archivos del proyecto.</text:p>
      <text:p text:style-name="P6"><text:bookmark text:name="yui_3_17_2_1_1558021509315_55"/>- Realiza dos modificaciones a una de las clases y actualízala en el repositorio.</text:p>
      <text:p text:style-name="P6"><text:bookmark text:name="yui_3_17_2_1_1558021509315_56"/>- Crea una rama llamada pruebas y realiza otra modificación de la clase en esta rama.</text:p>
      <text:p text:style-name="P6"><text:bookmark text:name="yui_3_17_2_1_1558021509315_57"/>- Fusiona la rama prueba con al rama master.</text:p>
      <text:p text:style-name="P6"><text:bookmark text:name="yui_3_17_2_1_1558021509315_58"/>- Sube a un repositorio de tu cuenta Github el proyecto.</text:p>
      <text:p text:style-name="P7"><text:bookmark text:name="yui_3_17_2_1_1558021509315_59"/><text:span text:style-name="T1">- Crea otro proyecto nuevo en Netbeans y clona de tu cuenta de GitHub el proyecto anter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5a48" officeooo:paragraph-rsid="001f5a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shadow="none" fo:background-color="#ffffff" style:dynamic-spacing="false" draw:fill="solid" draw:fill-color="#ffffff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Git y Github<text:tab/><text:tab/>Tomás Mateo Núñez Ríos – 1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53S</meta:editing-duration>
    <meta:editing-cycles>6</meta:editing-cycles>
    <meta:generator>LibreOffice/5.1.2.2$Windows_x86 LibreOffice_project/d3bf12ecb743fc0d20e0be0c58ca359301eb705f</meta:generator>
    <dc:date>2019-05-17T02:19:14.074000000</dc:date>
    <meta:document-statistic meta:table-count="0" meta:image-count="0" meta:object-count="0" meta:page-count="1" meta:paragraph-count="9" meta:word-count="113" meta:character-count="604" meta:non-whitespace-character-count="498"/>
    <meta:user-defined meta:name="Info 1"/>
    <meta:user-defined meta:name="Info 2"/>
    <meta:user-defined meta:name="Info 3"/>
    <meta:user-defined meta:name="Info 4"/>
  </office:meta>
</office:document-meta>
</file>